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5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6d9f1" fo:padding-left="0.191cm" fo:padding-right="0.191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1.B1" style:family="table-cell">
      <style:table-cell-properties style:vertical-align="top" fo:background-color="#c6d9f1" fo:padding-left="0.191cm" fo:padding-right="0.191cm" fo:padding-top="0cm" fo:padding-bottom="0cm" fo:border="0.5pt solid #00008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8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80" style:writing-mode="lr-tb"/>
    </style:style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text-properties style:font-name="Verdana" fo:font-size="10pt" style:font-size-asian="10pt" style:font-name-complex="Verdana"/>
    </style:style>
    <style:style style:name="P4" style:family="paragraph" style:parent-style-name="Standard">
      <style:text-properties style:font-name="Verdana" fo:font-size="10pt" style:font-name-asian="Verdana" style:font-size-asian="10pt" style:font-name-complex="Verdana"/>
    </style:style>
    <style:style style:name="P5" style:family="paragraph" style:parent-style-name="Standard" style:list-style-name="WW8Num1"/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 style:font-name-complex="Verdana"/>
    </style:style>
    <style:style style:name="P8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Verdana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name-complex="Verdana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text-autospace="none"/>
      <style:text-properties style:font-name="Verdana" fo:font-size="10pt" style:font-size-asian="10pt" style:font-name-complex="Verdana" style:font-size-complex="10pt"/>
    </style:style>
    <style:style style:name="P12" style:family="paragraph" style:parent-style-name="Text_20_body">
      <style:text-properties style:font-name="Verdana" fo:font-size="10pt" style:font-size-asian="10pt" style:font-name-complex="Verdana" style:font-size-complex="10pt"/>
    </style:style>
    <style:style style:name="P13" style:family="paragraph" style:parent-style-name="Text_20_body" style:list-style-name="WW8Num2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14" style:family="paragraph" style:parent-style-name="Text_20_body" style:list-style-name="WW8Num2">
      <style:paragraph-properties fo:margin-left="1.251cm" fo:margin-right="0cm" fo:margin-top="0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 fo:font-size="11pt" fo:font-weight="bold" style:font-size-asian="11pt" style:font-weight-asian="bold" style:font-name-complex="Verdana" style:font-size-complex="10pt"/>
    </style:style>
    <style:style style:name="T4" style:family="text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5" style:family="text">
      <style:text-properties style:font-name="Verdana" fo:font-size="10pt" fo:font-weight="bold" style:font-size-asian="10pt" style:font-weight-asian="bold" style:font-name-complex="Verdana"/>
    </style:style>
    <style:style style:name="T6" style:family="text">
      <style:text-properties style:font-name="Verdana" fo:font-size="10pt" style:font-size-asian="10pt" style:font-name-complex="Verdana"/>
    </style:style>
    <style:style style:name="T7" style:family="text">
      <style:text-properties style:font-name="Verdana" fo:font-size="8pt" style:font-size-asian="8pt" style:font-name-complex="Verdana"/>
    </style:style>
    <style:style style:name="T8" style:family="text"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a 2:</text:span><text:span text:style-name="T2"> </text:span><text:span text:style-name="T3">“</text:span><text:span text:style-name="T4">Analizando mi D.A.F.O”</text:span></text:p>
      <text:p text:style-name="P2"/>
      <text:p text:style-name="P3">Tras el análisis del entorno general del negocio conviene que elabores la matriz DAFO:</text:p>
      <text:p text:style-name="P4"><text:s/><text:span text:style-name="T5"/></text:p>
      <text:list text:style-name="WW8Num1">
        <text:list-item>
          <text:p text:style-name="P5" loext:marker-style-name="T5"><text:span text:style-name="T5">D</text:span><text:span text:style-name="T6">ebilidades (puntos débiles) y </text:span><text:span text:style-name="T5">F</text:span><text:span text:style-name="T6">ortalezas (puntos fuertes) de tu </text:span><text:span text:style-name="T5">negocio</text:span></text:p>
        </text:list-item>
        <text:list-item>
          <text:p text:style-name="P5" loext:marker-style-name="T5"><text:span text:style-name="T5">A</text:span><text:span text:style-name="T6">menazas (obstáculos) y </text:span><text:span text:style-name="T5">O</text:span><text:span text:style-name="T6">portunidades que te proporciona el </text:span><text:span text:style-name="T5">entorno general</text:span></text:p>
        </text:list-item>
      </text:list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Debilidades del negocio<text:span text:style-name="T7"/></text:p>
            <text:p text:style-name="P8">Puntos débiles… “para corregir”</text:p>
          </table:table-cell>
          <table:table-cell table:style-name="Tabla1.B1" office:value-type="string">
            <text:p text:style-name="P7">Amenazas del entorno general<text:span text:style-name="T7"/></text:p>
            <text:p text:style-name="P8">Obstáculos… “para afrontar”</text:p>
          </table:table-cell>
        </table:table-row>
        <table:table-row table:style-name="Tabla1.1">
          <table:table-cell table:style-name="Tabla1.A2" office:value-type="string">
            <text:p text:style-name="P9"/>
            <text:p text:style-name="P10"><text:span text:style-name="T6">Posible saturación del mercado de apps de salud (valor diferencial).</text:span></text:p>
            <text:p text:style-name="P9"/>
            <text:p text:style-name="P10"><text:span text:style-name="T6">Dependencia de plataformas móviles (posible web).</text:span></text:p>
            <text:p text:style-name="P9"/>
            <text:p text:style-name="P9">Competencia de grandes empresas tecnológicas.<text:span text:style-name="T6"/></text:p>
            <text:p text:style-name="P9"/>
          </table:table-cell>
          <table:table-cell table:style-name="Tabla1.B2" office:value-type="string">
            <text:p text:style-name="P9"/>
            <text:p text:style-name="P9">Cambios rápidos en las tecnologías.<text:span text:style-name="T6"/></text:p>
            <text:p text:style-name="P9"/>
            <text:p text:style-name="P9">Cambios en las regulaciones de privacidad de datos.<text:span text:style-name="T6"/></text:p>
            <text:p text:style-name="P9"/>
            <text:p text:style-name="P9">Crisis económicas que reduzcan el gasto del consumidor.</text:p>
          </table:table-cell>
        </table:table-row>
        <table:table-row table:style-name="Tabla1.1">
          <table:table-cell table:style-name="Tabla1.A1" office:value-type="string">
            <text:p text:style-name="P7">Fortalezas del negocio<text:span text:style-name="T7"/></text:p>
            <text:p text:style-name="P8">Puntos fuertes… “para mantener y potenciar”</text:p>
          </table:table-cell>
          <table:table-cell table:style-name="Tabla1.B1" office:value-type="string">
            <text:p text:style-name="P7">Oportunidades del entorno general<text:span text:style-name="T7"/></text:p>
            <text:p text:style-name="P8">ventajas“ para aprovechar”</text:p>
          </table:table-cell>
        </table:table-row>
        <table:table-row table:style-name="Tabla1.1">
          <table:table-cell table:style-name="Tabla1.A4" office:value-type="string">
            <text:p text:style-name="P9"/>
            <text:p text:style-name="P9">Enfoque en un mercado creciente (salud y bienestar).<text:span text:style-name="T6"/></text:p>
            <text:p text:style-name="P9"/>
            <text:p text:style-name="P9">Personalización de la experiencia del usuario.<text:span text:style-name="T6"/></text:p>
            <text:p text:style-name="P9"/>
            <text:p text:style-name="P9">Potencial de monetización a través de suscripciones o compras in-app.<text:span text:style-name="T6"/></text:p>
            <text:p text:style-name="P9"/>
          </table:table-cell>
          <table:table-cell table:style-name="Tabla1.B4" office:value-type="string">
            <text:p text:style-name="P9"/>
            <text:p text:style-name="P9">Creciente adopción de dispositivos móviles.<text:span text:style-name="T6"/></text:p>
            <text:p text:style-name="P9"/>
            <text:p text:style-name="P9">Colaboraciones con expertos en salud y bienestar.<text:span text:style-name="T6"/></text:p>
            <text:p text:style-name="P9"/>
            <text:p text:style-name="P9">Tendencias hacia la gamificación.</text:p>
          </table:table-cell>
        </table:table-row>
      </table:table>
      <text:p text:style-name="Standard"/>
      <text:p text:style-name="P11">Breve conclusión de tu DAFO:<text:span text:style-name="T1"/></text:p>
      <text:p text:style-name="P12"/>
      <text:p text:style-name="P12">Es fundamental realizar un seguimiento constante de estos factores para identificar nuevas tendencias y ajustar la estrategia de negocio en consecuencia.<text:span text:style-name="T8"/></text:p>
      <text:p text:style-name="Text_20_body"><text:span text:style-name="Strong_20_Emphasis"><text:span text:style-name="T8">Recomendaciones:</text:span></text:span><text:span text:style-name="T9"/></text:p>
      <text:list text:style-name="WW8Num2">
        <text:list-item>
          <text:p text:style-name="P13" loext:marker-style-name="T1"><text:span text:style-name="Strong_20_Emphasis"><text:span text:style-name="T1">Investigación continua:</text:span></text:span><text:span text:style-name="T1"> Mantenerse actualizado sobre las últimas tendencias en tecnología, salud y bienestar. </text:span></text:p>
        </text:list-item>
        <text:list-item>
          <text:p text:style-name="P13" loext:marker-style-name="T1"><text:span text:style-name="Strong_20_Emphasis"><text:span text:style-name="T1">Adaptabilidad:</text:span></text:span><text:span text:style-name="T1"> Estar dispuesto a realizar cambios en la app para adaptarse a las necesidades y preferencias de los usuarios. </text:span></text:p>
        </text:list-item>
        <text:list-item>
          <text:p text:style-name="P13" loext:marker-style-name="T1"><text:span text:style-name="Strong_20_Emphasis"><text:span text:style-name="T1">Enfoque en el usuario:</text:span></text:span><text:span text:style-name="T1"> Priorizar la experiencia del usuario y ofrecer un valor diferencial. </text:span></text:p>
        </text:list-item>
        <text:list-item>
          <text:p text:style-name="P14"><text:span text:style-name="Strong_20_Emphasis"><text:span text:style-name="T1">Colaboraciones:</text:span></text:span><text:span text:style-name="T1"> Establecer alianzas con otras empresas y organizaciones para ampliar el alcance de la ap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Absatz-Standardschriftart" style:family="text"/>
    <style:style style:name="WW-Absatz-Standardschriftart" style:family="text"/>
    <style:style style:name="WW8Num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7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9:32:41</meta:creation-date>
    <dc:creator>Alfonso Otón</dc:creator>
    <dc:date>2024-12-01T23:56:10.895000000</dc:date>
    <meta:editing-cycles>1</meta:editing-cycles>
    <meta:editing-duration>P24DT8H38M21S</meta:editing-duration>
    <meta:document-statistic meta:table-count="1" meta:image-count="0" meta:object-count="0" meta:page-count="1" meta:paragraph-count="32" meta:word-count="245" meta:character-count="1730" meta:non-whitespace-character-count="1518"/>
    <meta:generator>LibreOffice/24.8.5.2$Windows_X86_64 LibreOffice_project/fddf2685c70b461e7832239a0162a77216259f22</meta:generator>
  </office:meta>
</office:document-meta>
</file>